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text-align="center" style:justify-single-word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529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  <style:text-properties fo:color="#2e8b57" loext:opacity="100%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/>
    </style:style>
    <style:style style:name="P7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  <style:text-properties fo:font-style="italic"/>
    </style:style>
    <style:style style:name="P8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9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T1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2" style:family="text">
      <style:text-properties fo:color="#008080" loext:opacity="100%" fo:font-family="'Courier New', Courier, monospace" fo:background-color="transparent" loext:char-shading-value="0" loext:padding="0cm" loext:border="none"/>
    </style:style>
    <style:style style:name="T3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4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  <style:style style:name="T5" style:family="text">
      <style:text-properties fo:color="#228b22" loext:opacity="100%"/>
    </style:style>
    <style:style style:name="T6" style:family="text">
      <style:text-properties fo:color="#333333" loext:opacity="100%" fo:background-color="transparent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ítulo 4: Código Limpo e Comentários 🧹</text:h>
      <text:h text:style-name="P2" text:outline-level="2">Escreva para Humanos, não Máquinas</text:h>
      <text:p text:style-name="P3">Você passa 20% do tempo escrevendo código e 80% lendo código (seu ou de outros). Se seu código for bagunçado, você vai perder horas tentando entender o que fez semana passada.</text:p>
      <text:h text:style-name="P4" text:outline-level="3">O Que São Comentários?</text:h>
      <text:p text:style-name="P3">São linhas que o JavaScript finge que não vê. Servem para deixar notas.</text:p>
      <text:list text:style-name="L1">
        <text:list-item>
          <text:p text:style-name="P5"><text:span text:style-name="Source_20_Text"><text:span text:style-name="T1">//</text:span></text:span> Comentário de uma linha (atalho: Ctrl + ; em muitos editores).</text:p>
        </text:list-item>
        <text:list-item>
          <text:p text:style-name="P6"><text:span text:style-name="Source_20_Text"><text:span text:style-name="T1">/* ... */</text:span></text:span> Comentário de bloco (várias linhas).</text:p>
        </text:list-item>
      </text:list>
      <text:h text:style-name="P4" text:outline-level="3">O Perigo dos "Números Mágicos" 🎩</text:h>
      <text:p text:style-name="P3">Um "Número Mágico" é um número solto no código sem explicação. Veja o exemplo:</text:p>
      <text:p text:style-name="P7"><text:span text:style-name="Source_20_Text"><text:span text:style-name="T2">// CÓDIGO CONFUSO 😕</text:span></text:span></text:p>
      <text:p text:style-name="P7"><text:span text:style-name="Source_20_Text"><text:span text:style-name="T2">// De onde veio esse 86400?? O que ele faz?</text:span></text:span></text:p>
      <text:p text:style-name="P8"><text:span text:style-name="Source_20_Text"><text:span text:style-name="T3">let total = dias * 86400; </text:span></text:span></text:p>
      <text:p text:style-name="P8"/>
      <text:p text:style-name="P7"><text:span text:style-name="Source_20_Text"><text:span text:style-name="T2">// CÓDIGO LIMPO 🤩</text:span></text:span></text:p>
      <text:p text:style-name="P7"><text:span text:style-name="Source_20_Text"><text:span text:style-name="T2">// Ah! Agora entendi que estamos convertendo para segundos.</text:span></text:span></text:p>
      <text:p text:style-name="P8"><text:span text:style-name="Source_20_Text"><text:span text:style-name="T3">const SEGUNDOS_EM_UM_DIA = 86400;</text:span></text:span></text:p>
      <text:p text:style-name="P8"><text:span text:style-name="Source_20_Text"><text:span text:style-name="T3">let totalSegundos = dias * SEGUNDOS_EM_UM_DIA;</text:span></text:span></text:p>
      <text:h text:style-name="P2" text:outline-level="2">Desafio: O Jogo dos 7 Erros (Refatoração)</text:h>
      <text:p text:style-name="P3">Vamos pegar um código ruim e transformá-lo em profissional. Compare os dois:</text:p>
      <text:h text:style-name="P4" text:outline-level="3"><text:soft-page-break/>Versão 1: A Bagunça (Difícil de ler)</text:h>
      <text:p text:style-name="P9"><text:span text:style-name="Source_20_Text"><text:span text:style-name="T3">let n = "José";</text:span></text:span></text:p>
      <text:p text:style-name="P8"><text:span text:style-name="Source_20_Text"><text:span text:style-name="T3">let s = 1000;</text:span></text:span></text:p>
      <text:p text:style-name="P8"><text:span text:style-name="Source_20_Text"><text:span text:style-name="T3">// calcula imposto</text:span></text:span></text:p>
      <text:p text:style-name="P8"><text:span text:style-name="Source_20_Text"><text:span text:style-name="T3">let x = s * 0.275;</text:span></text:span></text:p>
      <text:p text:style-name="P8"><text:span text:style-name="Source_20_Text"><text:span text:style-name="T3">let l = s - x;</text:span></text:span></text:p>
      <text:p text:style-name="P8"><text:span text:style-name="Source_20_Text"><text:span text:style-name="T3">console.log(l);</text:span></text:span></text:p>
      <text:p text:style-name="P3"><text:span text:style-name="Emphasis">Problemas: Variáveis com 1 letra (n, s, x, l), comentário óbvio, números mágicos.</text:span></text:p>
      <text:h text:style-name="P4" text:outline-level="3">Versão 2: Profissional (Autodocumentado)</text:h>
      <text:p text:style-name="P9"><text:span text:style-name="Source_20_Text"><text:span text:style-name="T3">const TAXA_IMPOSTO = 0.275; </text:span></text:span><text:span text:style-name="Source_20_Text"><text:span text:style-name="T4">// 27.5%</text:span></text:span></text:p>
      <text:p text:style-name="P8"/>
      <text:p text:style-name="P8"><text:span text:style-name="Source_20_Text"><text:span text:style-name="T3">let nomeFuncionario = "José";</text:span></text:span></text:p>
      <text:p text:style-name="P8"><text:span text:style-name="Source_20_Text"><text:span text:style-name="T3">let salarioBruto = 1000;</text:span></text:span></text:p>
      <text:p text:style-name="P8"/>
      <text:p text:style-name="P8"><text:span text:style-name="Source_20_Text"><text:span text:style-name="T3">let valorImposto = salarioBruto * TAXA_IMPOSTO;</text:span></text:span></text:p>
      <text:p text:style-name="P8"><text:span text:style-name="Source_20_Text"><text:span text:style-name="T3">let salarioLiquido = salarioBruto - valorImposto;</text:span></text:span></text:p>
      <text:p text:style-name="P8"/>
      <text:p text:style-name="P8"><text:span text:style-name="Source_20_Text"><text:span text:style-name="T3">console.log("O valor a receber é: " + salarioLiquido);</text:span></text:span></text:p>
      <text:p text:style-name="P3"><text:span text:style-name="Emphasis">Melhorias: Nomes descritivos (CamelCase), constantes para valores fixos, sem comentários desnecessários (o próprio nome da variável já explica o que é).</text:span></text:p>
      <text:h text:style-name="P2" text:outline-level="2">Identação (A Regra da Escadinha)</text:h>
      <text:p text:style-name="P3">Identação é o recuo (espaço) que damos à esquerda. No JavaScript, isso não é obrigatório para rodar, mas é <text:span text:style-name="Strong_20_Emphasis"><text:span text:style-name="T5">obrigatório para humanos lerem</text:span></text:span>.</text:p>
      <text:p text:style-name="P3">Sempre que você abrir uma chave <text:span text:style-name="Source_20_Text"><text:span text:style-name="T1">{</text:span></text:span>, tudo que estiver dentro deve estar um degrau (um TAB) para a direita.</text:p>
      <text:p text:style-name="P7"><text:soft-page-break/><text:span text:style-name="Source_20_Text"><text:span text:style-name="T2">// Correto e Bonito</text:span></text:span></text:p>
      <text:p text:style-name="P8"><text:span text:style-name="Source_20_Text"><text:span text:style-name="T3">if (aprovado) {</text:span></text:span></text:p>
      <text:p text:style-name="P8"><text:span text:style-name="Source_20_Text"><text:span text:style-name="T6"><text:s text:c="4"/></text:span></text:span><text:span text:style-name="Source_20_Text"><text:span text:style-name="T3">console.log("Parabéns!");</text:span></text:span></text:p>
      <text:p text:style-name="P8"><text:span text:style-name="Source_20_Text"><text:span text:style-name="T6"><text:s text:c="4"/></text:span></text:span><text:span text:style-name="Source_20_Text"><text:span text:style-name="T3">if (nota &gt; 9) {</text:span></text:span></text:p>
      <text:p text:style-name="P8"><text:span text:style-name="Source_20_Text"><text:span text:style-name="T6"><text:s text:c="8"/></text:span></text:span><text:span text:style-name="Source_20_Text"><text:span text:style-name="T3">console.log("Excelente!");</text:span></text:span></text:p>
      <text:p text:style-name="P8"><text:span text:style-name="Source_20_Text"><text:span text:style-name="T6"><text:s text:c="4"/></text:span></text:span><text:span text:style-name="Source_20_Text"><text:span text:style-name="T3">}</text:span></text:span></text:p>
      <text:p text:style-name="P8"><text:span text:style-name="Source_20_Text"><text:span text:style-name="T3">}</text:span></text:span></text:p>
      <text:p text:style-name="P9"><text:span text:style-name="Source_20_Text"><text:span text:style-name="T4">// Veja como forma uma "escadinha" visual. Isso ajuda a ver onde começa e termina cada bloco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27:32.758818000</meta:creation-date>
    <dc:date>2026-04-04T22:27:47.384342400</dc:date>
    <meta:editing-duration>PT14S</meta:editing-duration>
    <meta:editing-cycles>1</meta:editing-cycles>
    <meta:document-statistic meta:table-count="0" meta:image-count="0" meta:object-count="0" meta:page-count="3" meta:paragraph-count="45" meta:word-count="348" meta:character-count="2055" meta:non-whitespace-character-count="1733"/>
    <meta:generator>LibreOffice/26.2.2.2$Windows_X86_64 LibreOffice_project/1f77d10d6938fd34972958f64b2bcfa54f8b1ba5</meta:generator>
  </office:meta>
</office:document-meta>
</file>